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1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1" style:font-name-asian="Times New Roman1" style:font-name-complex="Times New Roman1"/>
    </style:style>
    <style:style style:name="P3" style:family="paragraph" style:parent-style-name="Lehetőségek">
      <style:text-properties style:font-name="Liberation Sans1" officeooo:paragraph-rsid="0009d531" style:font-name-asian="Times New Roman1" style:font-name-complex="Times New Roman1"/>
    </style:style>
    <style:style style:name="P4" style:family="paragraph" style:parent-style-name="Lehetőségek">
      <style:text-properties style:font-name="Liberation Sans1" officeooo:paragraph-rsid="00157801" style:font-name-asian="Times New Roman1" style:font-name-complex="Times New Roman1"/>
    </style:style>
    <style:style style:name="P5" style:family="paragraph" style:parent-style-name="Lehetőségek">
      <style:text-properties style:font-name="Liberation Sans1" officeooo:rsid="0010feb7" officeooo:paragraph-rsid="0023229d" style:font-name-asian="Times New Roman1" style:font-name-complex="Times New Roman1"/>
    </style:style>
    <style:style style:name="P6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  <style:text-properties style:font-name="Liberation Sans1" officeooo:rsid="002409b6" officeooo:paragraph-rsid="002409b6" style:font-name-asian="Times New Roman1" style:font-name-complex="Times New Roman1"/>
    </style:style>
    <style:style style:name="P7" style:family="paragraph" style:parent-style-name="Lehetőségek">
      <style:text-properties style:font-name="Liberation Sans1" officeooo:paragraph-rsid="003807a6" style:font-name-asian="Times New Roman1" style:font-name-complex="Times New Roman1"/>
    </style:style>
    <style:style style:name="P8" style:family="paragraph" style:parent-style-name="Lehetőségek">
      <style:text-properties style:font-name="Liberation Sans1" officeooo:rsid="002060da" officeooo:paragraph-rsid="00432bdf" style:font-name-asian="Times New Roman1" style:font-name-complex="Times New Roman1"/>
    </style:style>
    <style:style style:name="P9" style:family="paragraph" style:parent-style-name="Lehetőségek">
      <style:text-properties style:font-name="Liberation Sans1" officeooo:paragraph-rsid="00432bdf" style:font-name-asian="Times New Roman1" style:font-name-complex="Times New Roman1"/>
    </style:style>
    <style:style style:name="P10" style:family="paragraph" style:parent-style-name="Lehetőségek">
      <style:text-properties style:font-name="Liberation Sans1" officeooo:rsid="0045103d" officeooo:paragraph-rsid="0045103d" style:font-name-asian="Times New Roman1" style:font-name-complex="Times New Roman1"/>
    </style:style>
    <style:style style:name="P11" style:family="paragraph" style:parent-style-name="Lehetőségek">
      <style:text-properties style:font-name="Liberation Sans1" officeooo:paragraph-rsid="0045103d" style:font-name-asian="Times New Roman1" style:font-name-complex="Times New Roman1"/>
    </style:style>
    <style:style style:name="P12" style:family="paragraph" style:parent-style-name="Lehetőségek">
      <style:text-properties style:font-name="Times New Roman1" officeooo:paragraph-rsid="0009d531" style:font-name-asian="Times New Roman1" style:font-name-complex="Times New Roman1"/>
    </style:style>
    <style:style style:name="P13" style:family="paragraph" style:parent-style-name="Lehetőségek">
      <style:text-properties style:font-name="Times New Roman1" officeooo:paragraph-rsid="0014b297" style:font-name-asian="Times New Roman1" style:font-name-complex="Times New Roman1"/>
    </style:style>
    <style:style style:name="P14" style:family="paragraph" style:parent-style-name="Lehetőségek">
      <style:text-properties officeooo:paragraph-rsid="0005ba01"/>
    </style:style>
    <style:style style:name="P15" style:family="paragraph" style:parent-style-name="Lehetőségek">
      <style:text-properties officeooo:paragraph-rsid="0009d531"/>
    </style:style>
    <style:style style:name="P16" style:family="paragraph" style:parent-style-name="Lehetőségek">
      <style:text-properties officeooo:paragraph-rsid="000d0d28"/>
    </style:style>
    <style:style style:name="P17" style:family="paragraph" style:parent-style-name="Lehetőségek">
      <style:text-properties officeooo:paragraph-rsid="001d01fa"/>
    </style:style>
    <style:style style:name="P18" style:family="paragraph" style:parent-style-name="Lehetőségek">
      <style:text-properties officeooo:rsid="001d01fa" officeooo:paragraph-rsid="001d01fa"/>
    </style:style>
    <style:style style:name="P19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</style:style>
    <style:style style:name="P20" style:family="paragraph" style:parent-style-name="Lehetőségek">
      <style:text-properties officeooo:paragraph-rsid="0016e34c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1" style:font-name-asian="Times New Roman1" style:font-name-complex="Times New Roman1"/>
    </style:style>
    <style:style style:name="P23" style:family="paragraph" style:parent-style-name="Tabulátoros">
      <style:text-properties style:font-name="Linux Libertine G1" officeooo:paragraph-rsid="00199d73"/>
    </style:style>
    <style:style style:name="P24" style:family="paragraph" style:parent-style-name="Tabulátoros">
      <style:text-properties style:font-name="Linux Libertine G1" officeooo:paragraph-rsid="0015e47a"/>
    </style:style>
    <style:style style:name="P25" style:family="paragraph" style:parent-style-name="Tabulátoros">
      <style:text-properties style:font-name="Linux Libertine G1" style:font-name-asian="Times New Roman1" style:font-name-complex="Times New Roman1"/>
    </style:style>
    <style:style style:name="P26" style:family="paragraph" style:parent-style-name="Tabulátoros">
      <style:text-properties style:font-name="Linux Libertine G1" fo:font-weight="bold" officeooo:rsid="00199d73" officeooo:paragraph-rsid="00199d73" style:font-weight-asian="bold" style:font-weight-complex="bold"/>
    </style:style>
    <style:style style:name="P27" style:family="paragraph" style:parent-style-name="Tabulátoros">
      <style:paragraph-properties fo:padding="0cm" fo:border="none" style:shadow="none" style:join-border="false"/>
      <style:text-properties style:font-name="Linux Libertine G1" style:font-name-asian="Times New Roman1" style:font-name-complex="Times New Roman1"/>
    </style:style>
    <style:style style:name="P28" style:family="paragraph" style:parent-style-name="Lehetőségek">
      <style:text-properties style:font-name="Liberation Sans1" officeooo:rsid="0045103d" officeooo:paragraph-rsid="0049ef59" style:font-name-asian="Times New Roman1" style:font-name-complex="Times New Roman1"/>
    </style:style>
    <style:style style:name="P29" style:family="paragraph" style:parent-style-name="Lehetőségek">
      <style:text-properties officeooo:rsid="004e950f" officeooo:paragraph-rsid="004e950f"/>
    </style:style>
    <style:style style:name="P30" style:family="paragraph" style:parent-style-name="Text_20_body">
      <style:paragraph-properties fo:margin-top="0.101cm" fo:margin-bottom="0.101cm" loext:contextual-spacing="false" fo:text-align="center" style:justify-single-word="false" fo:padding="0.049cm" fo:border="0.06pt solid #000000"/>
      <style:text-properties style:font-name="Linux Libertine G"/>
    </style:style>
    <style:style style:name="P31" style:family="paragraph" style:parent-style-name="Kérdések">
      <style:text-properties style:font-name="Liberation Sans1" style:font-name-asian="Times New Roman1" style:font-name-complex="Times New Roman1"/>
    </style:style>
    <style:style style:name="P32" style:family="paragraph" style:parent-style-name="Kérdések">
      <style:text-properties style:font-name="Liberation Sans1" officeooo:paragraph-rsid="00079516" style:font-name-asian="Times New Roman1" style:font-name-complex="Times New Roman1"/>
    </style:style>
    <style:style style:name="P33" style:family="paragraph" style:parent-style-name="Kérdések">
      <style:text-properties style:font-name="Liberation Sans1" officeooo:rsid="002409b6" officeooo:paragraph-rsid="002409b6" style:font-name-asian="Times New Roman1" style:font-name-complex="Times New Roman1"/>
    </style:style>
    <style:style style:name="P34" style:family="paragraph" style:parent-style-name="Kérdések">
      <style:text-properties style:font-name="Liberation Sans1" officeooo:rsid="002060da" officeooo:paragraph-rsid="002060da" style:font-name-asian="Times New Roman1" style:font-name-complex="Times New Roman1"/>
    </style:style>
    <style:style style:name="P35" style:family="paragraph" style:parent-style-name="Kérdések">
      <style:text-properties style:font-name="Liberation Sans1" officeooo:rsid="0045103d" officeooo:paragraph-rsid="0045103d" style:font-name-asian="Times New Roman1" style:font-name-complex="Times New Roman1"/>
    </style:style>
    <style:style style:name="P36" style:family="paragraph" style:parent-style-name="Kérdések">
      <style:text-properties style:font-name="Liberation Sans1" officeooo:rsid="0010feb7" officeooo:paragraph-rsid="0010feb7" style:font-name-asian="Times New Roman1" style:font-name-complex="Times New Roman1"/>
    </style:style>
    <style:style style:name="P37" style:family="paragraph" style:parent-style-name="Kérdések">
      <style:text-properties style:font-name="Liberation Sans1" officeooo:paragraph-rsid="0009d531" style:font-name-asian="Times New Roman1" style:font-name-complex="Times New Roman1"/>
    </style:style>
    <style:style style:name="P38" style:family="paragraph" style:parent-style-name="Kérdések">
      <style:text-properties style:font-name="Liberation Sans1" officeooo:rsid="002136dd" officeooo:paragraph-rsid="002136dd" style:font-name-asian="Times New Roman1" style:font-name-complex="Times New Roman1"/>
    </style:style>
    <style:style style:name="P39" style:family="paragraph" style:parent-style-name="Kérdések">
      <style:text-properties style:font-name="Liberation Sans1" officeooo:rsid="00298b91" officeooo:paragraph-rsid="00298b91" style:font-name-asian="Times New Roman1" style:font-name-complex="Times New Roman1"/>
    </style:style>
    <style:style style:name="P40" style:family="paragraph" style:parent-style-name="Kérdések">
      <style:text-properties style:font-name="DejaVu Sans1"/>
    </style:style>
    <style:style style:name="P41" style:family="paragraph" style:parent-style-name="Kérdések">
      <style:text-properties style:font-name="DejaVu Sans1" style:font-name-asian="Times New Roman1" style:font-name-complex="Times New Roman1"/>
    </style:style>
    <style:style style:name="P42" style:family="paragraph" style:parent-style-name="Kérdések">
      <style:text-properties style:font-name="DejaVu Sans1" officeooo:paragraph-rsid="0009d531" style:font-name-asian="Times New Roman1" style:font-name-complex="Times New Roman1"/>
    </style:style>
    <style:style style:name="P43" style:family="paragraph" style:parent-style-name="Kérdések">
      <style:text-properties style:font-name="DejaVu Sans1" officeooo:rsid="00157801" officeooo:paragraph-rsid="00157801" style:font-name-asian="Times New Roman1" style:font-name-complex="Times New Roman1"/>
    </style:style>
    <style:style style:name="P44" style:family="paragraph" style:parent-style-name="Kérdések">
      <style:text-properties style:font-name="DejaVu Sans1" officeooo:rsid="0014b297" officeooo:paragraph-rsid="0014b297" style:font-name-asian="Times New Roman1" style:font-name-complex="Times New Roman1"/>
    </style:style>
    <style:style style:name="P45" style:family="paragraph" style:parent-style-name="Kérdések">
      <style:text-properties officeooo:rsid="001d01fa" officeooo:paragraph-rsid="001d01fa"/>
    </style:style>
    <style:style style:name="P46" style:family="paragraph" style:parent-style-name="Kérdések">
      <style:text-properties officeooo:paragraph-rsid="0009d531"/>
    </style:style>
    <style:style style:name="P47" style:family="paragraph" style:parent-style-name="Kérdések">
      <style:text-properties officeooo:rsid="002136dd" officeooo:paragraph-rsid="002136dd"/>
    </style:style>
    <style:style style:name="P48" style:family="paragraph" style:parent-style-name="Kérdések">
      <style:text-properties style:font-name="Linux Libertine G1" style:font-name-asian="Times New Roman1" style:font-name-complex="Times New Roman1"/>
    </style:style>
    <style:style style:name="P49" style:family="paragraph" style:parent-style-name="Kérdések" style:list-style-name="Kérdések_20_száma">
      <style:text-properties officeooo:paragraph-rsid="004e950f"/>
    </style:style>
    <style:style style:name="P50" style:family="paragraph" style:parent-style-name="Kérdések">
      <style:paragraph-properties fo:break-before="page"/>
      <style:text-properties style:font-name="Liberation Sans1" style:font-name-asian="Times New Roman1" style:font-name-complex="Times New Roman1"/>
    </style:style>
    <style:style style:name="P51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1" officeooo:paragraph-rsid="004e950f" style:font-name-asian="Times New Roman1" style:font-name-complex="Times New Roman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5103d"/>
    </style:style>
    <style:style style:name="T3" style:family="text">
      <style:text-properties style:text-underline-style="none" officeooo:rsid="0031bad1"/>
    </style:style>
    <style:style style:name="T4" style:family="text">
      <style:text-properties style:text-underline-style="none" officeooo:rsid="004fb60d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style:font-name-asian="Times New Roman1" style:font-name-complex="Times New Roman1"/>
    </style:style>
    <style:style style:name="T8" style:family="text">
      <style:text-properties style:font-name="Liberation Sans1" officeooo:rsid="000b435e" style:font-name-asian="Times New Roman1" style:font-name-complex="Times New Roman1"/>
    </style:style>
    <style:style style:name="T9" style:family="text">
      <style:text-properties style:font-name="Liberation Sans1" officeooo:rsid="000d0d28" style:font-name-asian="Times New Roman1" style:font-name-complex="Times New Roman1"/>
    </style:style>
    <style:style style:name="T10" style:family="text">
      <style:text-properties style:font-name="Liberation Sans1" officeooo:rsid="00091d96" style:font-name-asian="Times New Roman1" style:font-name-complex="Times New Roman1"/>
    </style:style>
    <style:style style:name="T11" style:family="text">
      <style:text-properties style:font-name="Liberation Sans1" officeooo:rsid="0016e34c" style:font-name-asian="Times New Roman1" style:font-name-complex="Times New Roman1"/>
    </style:style>
    <style:style style:name="T12" style:family="text">
      <style:text-properties style:font-name="Liberation Sans1" officeooo:rsid="002ad0a6" style:font-name-asian="Times New Roman1" style:font-name-complex="Times New Roman1"/>
    </style:style>
    <style:style style:name="T13" style:family="text">
      <style:text-properties style:font-name="Liberation Sans1" officeooo:rsid="002dc3d8" style:font-name-asian="Times New Roman1" style:font-name-complex="Times New Roman1"/>
    </style:style>
    <style:style style:name="T14" style:family="text">
      <style:text-properties style:font-name="Liberation Sans1" officeooo:rsid="002f8b25" style:font-name-asian="Times New Roman1" style:font-name-complex="Times New Roman1"/>
    </style:style>
    <style:style style:name="T15" style:family="text">
      <style:text-properties style:font-name="Liberation Sans1" officeooo:rsid="00370410" style:font-name-asian="Times New Roman1" style:font-name-complex="Times New Roman1"/>
    </style:style>
    <style:style style:name="T16" style:family="text">
      <style:text-properties style:font-name="Liberation Sans1" officeooo:rsid="0013ef5e" style:font-name-asian="Times New Roman1" style:font-name-complex="Times New Roman1"/>
    </style:style>
    <style:style style:name="T17" style:family="text">
      <style:text-properties style:font-name="Liberation Sans1" officeooo:rsid="002060da" style:font-name-asian="Times New Roman1" style:font-name-complex="Times New Roman1"/>
    </style:style>
    <style:style style:name="T18" style:family="text">
      <style:text-properties style:font-name="Liberation Sans1" officeooo:rsid="0045103d" style:font-name-asian="Times New Roman1" style:font-name-complex="Times New Roman1"/>
    </style:style>
    <style:style style:name="T19" style:family="text">
      <style:text-properties style:font-name="Liberation Sans1" officeooo:rsid="004ba9d9" style:font-name-asian="Times New Roman1" style:font-name-complex="Times New Roman1"/>
    </style:style>
    <style:style style:name="T20" style:family="text">
      <style:text-properties style:font-name="Liberation Sans1" officeooo:rsid="004fdb71" style:font-name-asian="Times New Roman1" style:font-name-complex="Times New Roman1"/>
    </style:style>
    <style:style style:name="T21" style:family="text">
      <style:text-properties style:font-name="Liberation Sans1" officeooo:rsid="00511281" style:font-name-asian="Times New Roman1" style:font-name-complex="Times New Roman1"/>
    </style:style>
    <style:style style:name="T22" style:family="text">
      <style:text-properties style:font-name="Liberation Sans1" officeooo:rsid="0014b297"/>
    </style:style>
    <style:style style:name="T23" style:family="text">
      <style:text-properties officeooo:rsid="0005ba01"/>
    </style:style>
    <style:style style:name="T24" style:family="text">
      <style:text-properties officeooo:rsid="000b435e"/>
    </style:style>
    <style:style style:name="T25" style:family="text">
      <style:text-properties officeooo:rsid="0010d952"/>
    </style:style>
    <style:style style:name="T26" style:family="text">
      <style:text-properties officeooo:rsid="0012c1ba"/>
    </style:style>
    <style:style style:name="T27" style:family="text">
      <style:text-properties officeooo:rsid="00157801"/>
    </style:style>
    <style:style style:name="T28" style:family="text">
      <style:text-properties officeooo:rsid="0015e47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99d73" style:font-weight-asian="bold" style:font-weight-complex="bold"/>
    </style:style>
    <style:style style:name="T31" style:family="text">
      <style:text-properties fo:font-weight="bold" officeooo:rsid="00275da7" style:font-weight-asian="bold" style:font-weight-complex="bold"/>
    </style:style>
    <style:style style:name="T32" style:family="text">
      <style:text-properties fo:font-weight="bold" officeooo:rsid="0027e7ae" style:font-weight-asian="bold" style:font-weight-complex="bold"/>
    </style:style>
    <style:style style:name="T33" style:family="text">
      <style:text-properties fo:font-weight="bold" officeooo:rsid="00370410" style:font-weight-asian="bold" style:font-weight-complex="bold"/>
    </style:style>
    <style:style style:name="T34" style:family="text">
      <style:text-properties officeooo:rsid="001d01fa"/>
    </style:style>
    <style:style style:name="T35" style:family="text">
      <style:text-properties officeooo:rsid="001effa8"/>
    </style:style>
    <style:style style:name="T36" style:family="text">
      <style:text-properties officeooo:rsid="002136dd"/>
    </style:style>
    <style:style style:name="T37" style:family="text">
      <style:text-properties officeooo:rsid="0022d739"/>
    </style:style>
    <style:style style:name="T38" style:family="text">
      <style:text-properties officeooo:rsid="0023229d"/>
    </style:style>
    <style:style style:name="T39" style:family="text">
      <style:text-properties officeooo:rsid="0025a101"/>
    </style:style>
    <style:style style:name="T40" style:family="text">
      <style:text-properties officeooo:rsid="0026607f"/>
    </style:style>
    <style:style style:name="T41" style:family="text">
      <style:text-properties officeooo:rsid="0026f266"/>
    </style:style>
    <style:style style:name="T42" style:family="text">
      <style:text-properties officeooo:rsid="00272e1b"/>
    </style:style>
    <style:style style:name="T43" style:family="text">
      <style:text-properties fo:font-weight="normal" officeooo:rsid="00199d73" style:font-weight-asian="normal" style:font-weight-complex="normal"/>
    </style:style>
    <style:style style:name="T44" style:family="text">
      <style:text-properties fo:font-weight="normal" officeooo:rsid="00275da7" style:font-weight-asian="normal" style:font-weight-complex="normal"/>
    </style:style>
    <style:style style:name="T45" style:family="text">
      <style:text-properties fo:font-weight="normal" officeooo:rsid="00283efa" style:font-weight-asian="normal" style:font-weight-complex="normal"/>
    </style:style>
    <style:style style:name="T46" style:family="text">
      <style:text-properties fo:font-weight="normal" officeooo:rsid="0027e7ae" style:font-weight-asian="normal" style:font-weight-complex="normal"/>
    </style:style>
    <style:style style:name="T47" style:family="text">
      <style:text-properties officeooo:rsid="002b97e9"/>
    </style:style>
    <style:style style:name="T48" style:family="text">
      <style:text-properties officeooo:rsid="002cc38d"/>
    </style:style>
    <style:style style:name="T49" style:family="text">
      <style:text-properties officeooo:rsid="00324d14"/>
    </style:style>
    <style:style style:name="T50" style:family="text">
      <style:text-properties officeooo:rsid="0033a754"/>
    </style:style>
    <style:style style:name="T51" style:family="text">
      <style:text-properties officeooo:rsid="0035321d"/>
    </style:style>
    <style:style style:name="T52" style:family="text">
      <style:text-properties officeooo:rsid="00370410"/>
    </style:style>
    <style:style style:name="T53" style:family="text">
      <style:text-properties officeooo:rsid="00379e72"/>
    </style:style>
    <style:style style:name="T54" style:family="text">
      <style:text-properties officeooo:rsid="00385e1f"/>
    </style:style>
    <style:style style:name="T55" style:family="text">
      <style:text-properties officeooo:rsid="003dcd53"/>
    </style:style>
    <style:style style:name="T56" style:family="text">
      <style:text-properties officeooo:rsid="004135dd"/>
    </style:style>
    <style:style style:name="T57" style:family="text">
      <style:text-properties officeooo:rsid="00432bdf"/>
    </style:style>
    <style:style style:name="T58" style:family="text">
      <style:text-properties officeooo:rsid="0045103d"/>
    </style:style>
    <style:style style:name="T59" style:family="text">
      <style:text-properties officeooo:rsid="004631fc"/>
    </style:style>
    <style:style style:name="T60" style:family="text">
      <style:text-properties officeooo:rsid="004ba9d9"/>
    </style:style>
    <style:style style:name="T6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OpenSource 2016 KVÍZ</text:title></text:p>
      <text:p text:style-name="P21"/>
      <text:p text:style-name="P30"><text:span text:style-name="T61">Néhol több helyes válasz is lehetséges!</text:span></text:p>
      <text:list xml:id="list2608530781220601647" text:style-name="Kérdések_20_száma">
        <text:list-item>
          <text:p text:style-name="Kérdések"><text:span text:style-name="T40">Mikor megbízható</text:span> egy https kapcsolat?</text:p>
        </text:list-item>
      </text:list>
      <text:p text:style-name="P18">□ mindig<text:line-break/>□ sosem<text:line-break/>□ ha a tanúsítvány<text:span text:style-name="T52">t</text:span> megbízható szervezet írta alá<text:line-break/>□ ha a tanúsítvány nem járt le</text:p>
      <text:list xml:id="list103520717754500" text:continue-numbering="true" text:style-name="Kérdések_20_száma">
        <text:list-item>
          <text:p text:style-name="Kérdések">Melyik OpenStreetMap alapú szoftverrel érhető el akár országos lefedettségű offline, mobilos navigáció?</text:p>
        </text:list-item>
      </text:list>
      <text:p text:style-name="P18">□ OsmAnd<text:tab/>□ MAPS.ME<text:tab/>□ Google Maps<text:tab/>□ Here Maps</text:p>
      <text:list xml:id="list103520767511802" text:continue-numbering="true" text:style-name="Kérdések_20_száma">
        <text:list-item>
          <text:p text:style-name="Kérdések">Melyik a Fedora Project négy alapelve?</text:p>
        </text:list-item>
      </text:list>
      <text:p text:style-name="P17">□ <text:span text:style-name="T34">Csatlakozz, Tervezz, Programozz, Oszd meg<text:line-break/>□ Használd, Fejleszd, Fordítsd, Csomagold<text:line-break/>□ Ingyenesség, Könnyedség, Szárnyalás, Együtt<text:line-break/>□ Szabadság, Barátok, Képességek, Elsőként</text:span></text:p>
      <text:list xml:id="list103520064649741" text:continue-numbering="true" text:style-name="Kérdések_20_száma">
        <text:list-item>
          <text:p text:style-name="Kérdések">Ki férhet hozzá a felhőben (<text:span text:style-name="T23">G</text:span>oogle, <text:span text:style-name="T23">F</text:span>acebook, ...) tárolt adat<text:span text:style-name="T56">aidhoz</text:span>?</text:p>
        </text:list-item>
      </text:list>
      <text:p text:style-name="P14"><text:span text:style-name="T7">□ </text:span><text:span text:style-name="T5">én<text:tab/></text:span><text:span text:style-name="T7">□ </text:span><text:span text:style-name="T5">akinek engedélyt adtam<text:line-break/></text:span><text:span text:style-name="T7">□ </text:span><text:span text:style-name="T5">a felhő szolgáltató<text:tab/></text:span><text:span text:style-name="T7">□ </text:span><text:span text:style-name="T5">bárki akinek a felhő szolgáltató az adatokat kiadja</text:span></text:p>
      <text:list xml:id="list103520968462204" text:continue-numbering="true" text:style-name="Kérdések_20_száma">
        <text:list-item>
          <text:p text:style-name="P32">Mi a<text:span text:style-name="T53">z emblémája</text:span> a Linuxnak?</text:p>
        </text:list-item>
      </text:list>
      <text:p text:style-name="P7">□ egér<text:tab/>□ pingvin<text:tab/>□ gepárd<text:tab/>□ <text:span text:style-name="T54">róka</text:span></text:p>
      <text:list xml:id="list103521119515472" text:continue-numbering="true" text:style-name="Kérdések_20_száma">
        <text:list-item>
          <text:p text:style-name="P41">Milyen tulajdonsággal rendelkeznek a szabad szoftverek?</text:p>
        </text:list-item>
      </text:list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list xml:id="list103521898370289" text:continue-numbering="true" text:style-name="Kérdések_20_száma">
        <text:list-item>
          <text:p text:style-name="P45">Többek között melyik szoftverekkel szerkeszthető az OpenStreetMap térképe?</text:p>
        </text:list-item>
      </text:list>
      <text:p text:style-name="P17">□ JOSM – Java OpenStreetMap Editor<text:tab/><text:tab/>□ OsmAnd<text:line-break/>□ Maps.me<text:tab/><text:tab/><text:tab/>□ <text:span text:style-name="T34">i</text:span>D Editor</text:p>
      <text:list xml:id="list103520726962985" text:continue-numbering="true" text:style-name="Kérdések_20_száma">
        <text:list-item>
          <text:p text:style-name="P46"><text:span text:style-name="T35">A Fedora, a Linux Mint, az Ubuntu </text:span>operációs rendszer:</text:p>
        </text:list-item>
      </text:list>
      <text:p text:style-name="P15"><text:span text:style-name="T7">□ </text:span><text:span text:style-name="T16">i</text:span><text:span text:style-name="T7">ngyenesen letölthető és használható, a frissítések is ingyenesek.<text:line-break/>□ </text:span><text:span text:style-name="T16">f</text:span><text:span text:style-name="T7">izetés ellenében letölthető és használható, a frissítések viszont ingyenesek.<text:line-break/>□ </text:span><text:span text:style-name="T16">f</text:span><text:span text:style-name="T7">izetés ellenében letölthető és használhat</text:span>ó, és a frissítésekért is fizetni kell.</text:p>
      <text:list xml:id="list103519991530907" text:continue-numbering="true" text:style-name="Kérdések_20_száma">
        <text:list-item>
          <text:p text:style-name="P47">Kik szerkeszthetik a Wikipédia enciklopédi<text:span text:style-name="T49">át és az OpenStreetMap térképet?</text:span></text:p>
        </text:list-item>
      </text:list>
      <text:p text:style-name="P19">□ <text:span text:style-name="T36">Bárki</text:span><text:tab/>□ <text:span text:style-name="T36">Bárki, aki regisztrált<text:tab/></text:span>□ <text:span text:style-name="T36">Csak miniszteri engedéllyel</text:span></text:p>
      <text:list xml:id="list103521506937347" text:continue-numbering="true" text:style-name="Kérdések_20_száma">
        <text:list-item>
          <text:p text:style-name="P42"><text:soft-page-break/>Mi a helyes eljárás, ha a Moz<text:span text:style-name="T25">i</text:span>lla, a LibreOffice, az Ubuntu vagy más nyílt forráskódú termékben hibát találok?</text:p>
        </text:list-item>
      </text:list>
      <text:p text:style-name="P12"><text:span text:style-name="T6">□ Megpróbálok kapcsolatba lépni a maffiával, ők úgyis mindent el tudnak intézni<text:line-break/>□ A </text:span><text:a xlink:type="simple" xlink:href="http://bug.openscope.org/" text:style-name="Internet_20_link" text:visited-style-name="Visited_20_Internet_20_Link"><text:span text:style-name="T6">http://bug.openscope.org/</text:span></text:a><text:span text:style-name="T6"> webhelyen megpróbálom megkeresni a hibát. Ha nem találom meg, akkor részletesen leírom, hogyan sikerült előidézni a problémát és – szükség esetén – megadom a hibát okozó dokumentumot vagy weboldalt.<text:line-break/>□ Szörnyű haragomban DVD-lemez áldozatot mutatok be teliholdkor és „Mozilla könyve” még nem publikus fejezeteiből idézeteket olvasok fel.</text:span></text:p>
      <text:list xml:id="list103520483073878" text:continue-numbering="true" text:style-name="Kérdések_20_száma">
        <text:list-item>
          <text:p text:style-name="P33">Tudsz-e Windows 10 alatt linux-<text:span text:style-name="T39">os</text:span> programokat futtatni?</text:p>
        </text:list-item>
      </text:list>
      <text:p text:style-name="P6">□ Virtuális gépben<text:tab/>□ <text:span text:style-name="T55">H</text:span>a van <text:span text:style-name="T55">w</text:span>indowsos változata<text:span text:style-name="T36"><text:tab/></text:span>□ W.I.N.E. alatt<text:line-break/>□ Szinte mindegyiket<text:tab/><text:span text:style-name="T57">lehet<text:tab/><text:tab/></text:span>□ Nem lehet futtatni</text:p>
      <text:list xml:id="list103520040451041" text:continue-numbering="true" text:style-name="Kérdések_20_száma">
        <text:list-item>
          <text:p text:style-name="P31">Ki férhet hozzá a titkosított csatornán (smtps/starttls) küldött levelekhez?</text:p>
        </text:list-item>
      </text:list>
      <text:p text:style-name="P16"><text:span text:style-name="T7">□ </text:span><text:span text:style-name="T24">a címzett</text:span><text:span text:style-name="T7"><text:line-break/>□</text:span><text:span text:style-name="T8"> a címzett levelező szolgáltatójának rendszergazdája</text:span><text:span text:style-name="T7"><text:line-break/>□ </text:span><text:span text:style-name="T8">az összes –</text:span><text:span text:style-name="T9"> </text:span><text:span text:style-name="T8">a továbbításban részt vevő –</text:span><text:span text:style-name="T9"> </text:span><text:span text:style-name="T8">levelező szerve</text:span><text:span text:style-name="T15">r</text:span><text:span text:style-name="T8"> rendszergazdája<text:line-break/>□ </text:span><text:span text:style-name="T9">bárki</text:span></text:p>
      <text:list xml:id="list103520253817326" text:continue-numbering="true" text:style-name="Kérdések_20_száma">
        <text:list-item>
          <text:p text:style-name="P49"><text:span text:style-name="T7">Hány hetente jelenik meg új </text:span><text:span text:style-name="T19">fő</text:span><text:span text:style-name="T7">verzió a Firefox </text:span><text:span text:style-name="T21">internet </text:span><text:span text:style-name="T20">böngészőből</text:span><text:span text:style-name="T7">? </text:span></text:p>
        </text:list-item>
      </text:list>
      <text:p text:style-name="P29">□ 3<text:tab/>□ 6<text:tab/>□ 43</text:p>
      <text:list xml:id="list103520103529966" text:continue-numbering="true" text:style-name="Kérdések_20_száma">
        <text:list-item>
          <text:p text:style-name="P34">Mi a W.I.N.E. szó jelentése ?</text:p>
        </text:list-item>
      </text:list>
      <text:p text:style-name="P8"><text:span text:style-name="T24">□ </text:span>Windows Interactive Natural <text:s/>Engine<text:tab/><text:span text:style-name="T24">□ </text:span>Wine Is Not Emulator<text:line-break/><text:span text:style-name="T24">□ </text:span>Wicked Installer Not Effective<text:tab/><text:span text:style-name="T24">□ B.O.R.</text:span></text:p>
      <text:list xml:id="list103519977822220" text:continue-numbering="true" text:style-name="Kérdések_20_száma">
        <text:list-item>
          <text:p text:style-name="P35">Milyen módon lehet részt venni a szabad szoftverekkel és -tartalommal kapcsolatos tevékenységekben?</text:p>
        </text:list-item>
      </text:list>
      <text:p text:style-name="P28">□ Programozással<text:tab/>□ Fordítással<text:tab/>□ Teszteléssel<text:tab/>□ Cikk írással<text:line-break/>□ POI-k felvételével<text:tab/>□ Előadásokkal<text:tab/>□ Ismerősök számára bemutatókkal<text:line-break/>□ Helyszíni önkéntes munkával<text:tab/>□ Közösségi oldalra kihelyezett tartalommal<text:line-break/>□ Fórumos segítségnyújtással<text:tab/>□ Dokumentáció írással<text:line-break/>□ Térképszerkesztéssel<text:tab/>□ Bármi egyéb jó ötlettel</text:p>
      <text:list xml:id="list103520244662090" text:continue-numbering="true" text:style-name="Kérdések_20_száma">
        <text:list-item>
          <text:p text:style-name="P46">Mi a méltányos kereskedelem- fair trade?</text:p>
        </text:list-item>
      </text:list>
      <text:p text:style-name="P3">□ Az a kereskedelmi kapcsolat, amely párbeszéden, tiszteleten alapul, átlátható és nagyobb egyenlőségre törekszik<text:line-break/>□ Max Havelaar utópisztikus regénye a XXII. század gyarmati rendszeréről<text:line-break/>□ Társasjáték tőzsdecápáknak</text:p>
      <text:list xml:id="list103521428598656" text:continue-numbering="true" text:style-name="Kérdések_20_száma">
        <text:list-item>
          <text:p text:style-name="P40">Milyen platformra vagy platformokra érhető el a Firefox mobil verziója?</text:p>
        </text:list-item>
      </text:list>
      <text:p text:style-name="P9">□ Symbian<text:tab/>□ Bada<text:tab/>□ Android<text:tab/>□ iOS</text:p>
      <text:list xml:id="list103521333372611" text:continue-numbering="true" text:style-name="Kérdések_20_száma">
        <text:list-item>
          <text:p text:style-name="P46">A dokumentumszabadság fontos, mert … </text:p>
        </text:list-item>
      </text:list>
      <text:p text:style-name="P15">□ Mindenki szabadon hozhat létre, küldhet, menthet el elektronikus dokumentumokat anélkül, hogy egy adott cég saját tulajdonú szoftverjét kellene használnia.<text:line-break/>□ Egy szabad világban a dokumentumokat is megilleti a szabadság.<text:line-break/>□ Így több vicces prezentációt kaphatok barátaimtól, munkatársaimtól.</text:p>
      <text:list xml:id="list103521052815376" text:continue-numbering="true" text:style-name="Kérdések_20_száma">
        <text:list-item>
          <text:p text:style-name="P43"><text:soft-page-break/>Hogyan lehet titkosítani egy elküldendő e-mailt?</text:p>
        </text:list-item>
      </text:list>
      <text:p text:style-name="P4">□ <text:span text:style-name="T27">Felesleges titkosítani a leveleket csak a küldő és csak a fogadó láthatja.</text:span><text:line-break/>□ <text:span text:style-name="T27">GnuPG segítségével (akár a Thunderbird levelező és az Enigmail kiterjesztéssel) egyszerűen titkosíthatunk.</text:span><text:line-break/>□ <text:span text:style-name="T28">A magánhangzókat soha ne írjuk bele a levélbe.</text:span></text:p>
      <text:list xml:id="list103521499996715" text:continue-numbering="true" text:style-name="Kérdések_20_száma">
        <text:list-item>
          <text:p text:style-name="P44">Válassz erős jelszót! Mely<text:span text:style-name="T48">ikeket</text:span> választaná<text:span text:style-name="T59">d</text:span> ezekbő<text:span text:style-name="T47">l?</text:span></text:p>
        </text:list-item>
      </text:list>
      <text:p text:style-name="P13"><text:span text:style-name="T6">□ </text:span><text:span text:style-name="T22">Peter-13<text:tab/></text:span><text:span text:style-name="T6">□ </text:span><text:span text:style-name="T22">123456<text:tab/></text:span><text:span text:style-name="T6">□ </text:span><text:span text:style-name="T22">test123<text:tab/>□ 8475_VzEs@Jt</text:span></text:p>
      <text:list xml:id="list103521800293584" text:continue-numbering="true" text:style-name="Kérdések_20_száma">
        <text:list-item>
          <text:p text:style-name="P36"><text:span text:style-name="T38">Melyik Creative Commons licenc segítségével tudod az alkotásaidat szabadon terjeszteni</text:span>?</text:p>
        </text:list-item>
      </text:list>
      <text:p text:style-name="P5">□ <text:span text:style-name="T38">CC-BY</text:span><text:tab/>□ <text:span text:style-name="T38">CC-BY-NC</text:span><text:tab/>□ <text:span text:style-name="T38">CC-BY-ND<text:line-break/>□ CC-BY-NC-ND<text:tab/>□ CC-BY-SA<text:tab/>□ CC-BY-SA-NC</text:span></text:p>
      <text:list xml:id="list103520281975084" text:continue-numbering="true" text:style-name="Kérdések_20_száma">
        <text:list-item>
          <text:p text:style-name="P37">Mi az a Live CD?</text:p>
        </text:list-item>
      </text:list>
      <text:p text:style-name="P11">□ CD-meghajtó javító CD, amely kitisztítja és új életet lehel a meghajtóba.<text:line-break/><text:span text:style-name="T58">□ A Magyar Hangfelvétel-kiadók Szövetsége válogatás CD-je az idén felvett koncertekről.<text:line-break/>□ A Linux telepítő CD-je, ahol telepítés előtt ki lehet próbálni a rendszert. Pendrive-ra írva is telepíthető, de akár napi használatra is alkalmas.</text:span></text:p>
      <text:list xml:id="list103521360877406" text:continue-numbering="true" text:style-name="Kérdések_20_száma">
        <text:list-item>
          <text:p text:style-name="P38"><text:span text:style-name="T37">Nagyjából h</text:span>ány gigabájt az OpenStreetMap világméretű térképi adatbázisa?</text:p>
        </text:list-item>
      </text:list>
      <text:p text:style-name="P11">□ <text:span text:style-name="T36">15</text:span><text:tab/>□ <text:span text:style-name="T58">51</text:span><text:tab/>□ <text:span text:style-name="T36">206<text:tab/>□ 404</text:span></text:p>
      <text:list xml:id="list103520427150034" text:continue-numbering="true" text:style-name="Kérdések_20_száma">
        <text:list-item>
          <text:p text:style-name="P39">Mi az OpenBadges?</text:p>
        </text:list-item>
      </text:list>
      <text:p text:style-name="P20"><text:span text:style-name="T10">□ </text:span><text:span text:style-name="T12">Digitális jelvény a tudás elismerésére</text:span><text:span text:style-name="T11"><text:tab/></text:span><text:span text:style-name="T10">□ </text:span><text:span text:style-name="T12">Szórakozóhely a Városligetben<text:line-break/></text:span><text:span text:style-name="T10">□ </text:span><text:span text:style-name="T13">Bee Gees emlékzenekar</text:span><text:span text:style-name="T11"><text:tab/></text:span><text:span text:style-name="T10">□ </text:span><text:span text:style-name="T14">Egy rakéta platform a NASA-nál</text:span></text:p>
      <text:list xml:id="list103521572710362" text:continue-numbering="true" text:style-name="Kérdések_20_száma">
        <text:list-item>
          <text:p text:style-name="P35">Ezek közül melyek szabad szoftverek?</text:p>
        </text:list-item>
      </text:list>
      <text:p text:style-name="P10">□ VLC<text:tab/>□ Microsoft Office<text:tab/>□ Firefox<text:tab/>□ Autodesk AutoCAD<text:line-break/>□ FreeCAD<text:tab/>□ Photoshop<text:tab/>□ LibreOffice<text:tab/>□ Google Chrome<text:line-break/>□ GIMP<text:tab/>□ Deezer<text:tab/>□ OpenShot<text:tab/>□ Simutrans<text:line-break/>□ Thunderbird<text:tab/>□ Call of Duty<text:tab/>□ DarkTable<text:tab/>□ μTorrent<text:line-break/>□ QGIS<text:tab/>□ Google Docs<text:tab/>□ Transmission<text:tab/>□ Total Commander<text:line-break/>□ Facebook<text:tab/>□ OpenWRT<text:tab/>□ Spotify<text:tab/>□ Double Commander<text:line-break/>□ Microsoft Windows<text:tab/>□ Unvanquished<text:tab/>□ WinRAR<text:tab/>□ Mixxx</text:p>
      <text:p text:style-name="P51"><text:span text:style-name="T43">□ </text:span><text:span text:style-name="T44">Igen, </text:span><text:span text:style-name="T31">sz</text:span><text:span text:style-name="T30">eretnék kérni e-mailben több információt és hasznos linkeket</text:span><text:span text:style-name="T43"> arról, hogy miképpen vehetek részt a szabad szoftverek fejlesztésében, tesztelésében, dokumentálásában, népszerűsítésében! </text:span><text:span text:style-name="T45">Ne felejtsd el megadni az email-címedet.</text:span><text:span text:style-name="T30"><text:line-break/></text:span><text:span text:style-name="T43">□ </text:span><text:span text:style-name="T46">Kérek egy </text:span><text:span text:style-name="T32">digitális jelvényt a </text:span><text:span text:style-name="T33">kvíz</text:span><text:span text:style-name="T32"> kitöltéséért</text:span><text:span text:style-name="T46">!</text:span></text:p>
      <text:p text:style-name="P22"/>
      <text:p text:style-name="P27"><text:span text:style-name="T29">Név:</text:span><text:tab/><text:tab/></text:p>
      <text:p text:style-name="P25"/>
      <text:p text:style-name="P25"><text:span text:style-name="T29">E-mail cím:</text:span><text:tab/><text:tab/></text:p>
      <text:p text:style-name="P26"/>
      <text:p text:style-name="P23">Honnan hallottál a szabad szoftverekről: <text:tab/></text:p>
      <text:p text:style-name="P23">Mióta használsz Firefoxot <text:span text:style-name="T50">és Thunderbirdöt</text:span>: <text:tab/> <text:span text:style-name="T51">éve</text:span></text:p>
      <text:p text:style-name="P23">Mióta használsz <text:span text:style-name="T50">valamilyen Linuxot</text:span>: <text:tab/> <text:span text:style-name="T51">éve</text:span></text:p>
      <text:p text:style-name="P24">Mióta használsz <text:span text:style-name="T28">LibreOffice-ot: <text:tab/> éve</text:span></text:p>
      <text:list xml:id="list103521895498431" text:continue-numbering="true" text:style-name="Kérdések_20_száma">
        <text:list-item>
          <text:p text:style-name="P50">Mi a véleményed a Firefoxról és a Firefox androidos verziójáról?</text:p>
        </text:list-item>
      </text:list>
      <text:p text:style-name="Lehetőségek"><text:line-break/><text:line-break/></text:p>
      <text:list xml:id="list103521607203804" text:continue-numbering="true" text:style-name="Kérdések_20_száma">
        <text:list-item>
          <text:p text:style-name="Kérdések"><text:span text:style-name="T41">Szívesen részt vennél a </text:span>Mozilla, <text:span text:style-name="T41">Wikipédia, az OpenStreetMap, a Linux Mint, a Fedora projektekben? Ha igen, akkor melyikekben?</text:span></text:p>
        </text:list-item>
      </text:list>
      <text:p text:style-name="Lehetőségek"><text:line-break/><text:line-break/></text:p>
      <text:list xml:id="list103520021861166" text:continue-numbering="true" text:style-name="Kérdések_20_száma">
        <text:list-item>
          <text:p text:style-name="Kérdések">Milyen Mozilla termékeket és szolgáltatásokat használsz?</text:p>
        </text:list-item>
      </text:list>
      <text:p text:style-name="Lehetőségek"><text:line-break/><text:line-break/><text:line-break/></text:p>
      <text:list xml:id="list103521282207125" text:continue-numbering="true" text:style-name="Kérdések_20_száma">
        <text:list-item>
          <text:p text:style-name="Kérdések">Honnan informálódsz a <text:span text:style-name="T42">szabad szoftverekkel, szabad tartalomról</text:span> kapcsolatos hírekről?</text:p>
        </text:list-item>
      </text:list>
      <text:p text:style-name="P2"><text:line-break/><text:line-break/><text:line-break/></text:p>
      <text:list xml:id="list103521163041663" text:continue-numbering="true" text:style-name="Kérdések_20_száma">
        <text:list-item>
          <text:p text:style-name="P48">Ide rajzolhatsz valamit, ami a <text:span text:style-name="T26">szabad szoftverekkel</text:span> kapcsolatos ;o) 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1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loext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list-style-name="Kérdések_20_száma" style:master-page-name="">
      <style:paragraph-properties fo:margin-top="0.152cm" fo:margin-bottom="0.051cm" loext:contextual-spacing="false" fo:text-align="justify" style:justify-single-word="false" fo:keep-together="always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format="" text:start-value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format="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format="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format="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format="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format="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format="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format="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format="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Kérdések_20_száma" style:display-name="Kérdések szám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45103d"/>
    </style:style>
    <style:style style:name="MT3" style:family="text">
      <style:text-properties style:text-underline-style="none" officeooo:rsid="0031bad1"/>
    </style:style>
    <style:style style:name="MT4" style:family="text">
      <style:text-properties style:text-underline-style="none" officeooo:rsid="004fb60d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OpenSource 2016 KVÍZ</text:title><text:span text:style-name="MT1"><text:tab/><text:tab/></text:span><text:span text:style-name="MT2">3</text:span><text:span text:style-name="MT3">.</text:span><text:span text:style-name="MT4">1</text:span></text:p>
      </style:header>
      <style:footer>
        <text:p text:style-name="Footer"><text:tab/>[ <text:page-number text:select-page="current">3</text:page-number> | <text:page-count>4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6-08-27T10:33:47.044871414</dc:date>
    <meta:editing-duration>PT11H6M28S</meta:editing-duration>
    <meta:editing-cycles>244</meta:editing-cycles>
    <meta:generator>LibreOffice/5.1.4.2$Linux_X86_64 LibreOffice_project/10m0$Build-2</meta:generator>
    <dc:title>OpenSource 2016 KVÍZ</dc:title>
    <meta:printed-by>kami </meta:printed-by>
    <meta:print-date>2011-07-13T12:19:27</meta:print-date>
    <meta:document-statistic meta:table-count="0" meta:image-count="0" meta:object-count="0" meta:page-count="4" meta:paragraph-count="70" meta:word-count="956" meta:character-count="6467" meta:non-whitespace-character-count="5571"/>
  </office:meta>
</office:document-meta>
</file>